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4333" svg:stroke-width="0.019cm" svg:stroke-color="#000000" draw:marker-start-width="0.203cm" draw:marker-start-center="false" draw:marker-end-width="0.20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draw:auto-grow-height="true" draw:auto-grow-width="true" draw:fit-to-size="false" style:shrink-to-fit="false" draw:fit-to-contour="false" fo:max-height="0cm" fo:max-width="0cm" fo:min-height="0.435cm" fo:min-width="0.82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none" draw:stroke-dash="Dashed_20__28_var_29__20_4334" svg:stroke-width="0.019cm" svg:stroke-color="#000000" draw:marker-start-width="0.203cm" draw:marker-start-center="false" draw:marker-end-width="0.20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draw:auto-grow-height="true" draw:auto-grow-width="true" draw:fit-to-size="false" style:shrink-to-fit="false" draw:fit-to-contour="false" fo:max-height="0cm" fo:max-width="0cm" fo:min-height="0.429cm" fo:min-width="0.82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none" draw:stroke-dash="Dashed_20__28_var_29__20_4335" svg:stroke-width="0.019cm" svg:stroke-color="#000000" draw:marker-start-width="0.203cm" draw:marker-start-center="false" draw:marker-end-width="0.20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draw:auto-grow-height="true" draw:auto-grow-width="true" draw:fit-to-size="false" style:shrink-to-fit="false" draw:fit-to-contour="false" fo:max-height="0cm" fo:max-width="0cm" fo:min-height="0.38cm" fo:min-width="1.034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none" draw:stroke-dash="Dashed_20__28_var_29__20_4336" svg:stroke-width="0.019cm" svg:stroke-color="#000000" draw:marker-start-width="0.203cm" draw:marker-start-center="false" draw:marker-end-width="0.20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0.415cm" fo:min-width="0.18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none" draw:stroke-dash="Dashed_20__28_var_29__20_4337" svg:stroke-width="0.019cm" svg:stroke-color="#000000" draw:marker-start-width="0.203cm" draw:marker-start-center="false" draw:marker-end-width="0.20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0.415cm" fo:min-width="0.18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none" draw:stroke-dash="Dashed_20__28_var_29__20_4338" svg:stroke-width="0.019cm" svg:stroke-color="#000000" draw:marker-start-width="0.203cm" draw:marker-start-center="false" draw:marker-end-width="0.20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0.415cm" fo:min-width="0.18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.019cm" svg:stroke-color="#000000" draw:marker-start-width="0.199cm" draw:marker-start-center="false" draw:marker-end-width="0.19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823cm" svg:height="0.435cm" draw:transform="rotate (-0.963770812951269) translate (10.029cm 14.848cm)">
            <draw:text-box>
              <text:p text:style-name="P1"><text:span text:style-name="T1">6 dm</text:span></text:p>
            </draw:text-box>
          </draw:frame>
          <draw:frame draw:style-name="gr2" draw:text-style-name="P2" draw:layer="layout" svg:width="0.823cm" svg:height="0.429cm" svg:x="11.427cm" svg:y="16.206cm">
            <draw:text-box>
              <text:p text:style-name="P1"><text:span text:style-name="T1">4 dm</text:span></text:p>
            </draw:text-box>
          </draw:frame>
          <draw:frame draw:style-name="gr3" draw:text-style-name="P2" draw:layer="layout" svg:width="1.034cm" svg:height="0.38cm" draw:transform="rotate (-0.636347045277132) translate (11.212cm 14.472cm)">
            <draw:text-box>
              <text:p text:style-name="P1"><text:span text:style-name="T1">11 dm</text:span></text:p>
            </draw:text-box>
          </draw:frame>
          <draw:frame draw:style-name="gr4" draw:text-style-name="P3" draw:layer="layout" svg:width="0.242cm" svg:height="0.415cm" draw:transform="rotate (0.0146607657167524) translate (10.778cm 16.108cm)">
            <draw:text-box>
              <text:p text:style-name="P1"><text:span text:style-name="T2">A</text:span></text:p>
            </draw:text-box>
          </draw:frame>
          <draw:frame draw:style-name="gr5" draw:text-style-name="P3" draw:layer="layout" svg:width="0.242cm" svg:height="0.415cm" draw:transform="rotate (0.0146607657167524) translate (12.784cm 16.021cm)">
            <draw:text-box>
              <text:p text:style-name="P1"><text:span text:style-name="T2">B</text:span></text:p>
            </draw:text-box>
          </draw:frame>
          <draw:frame draw:style-name="gr6" draw:text-style-name="P3" draw:layer="layout" svg:width="0.249cm" svg:height="0.415cm" draw:transform="rotate (0.0212930168743308) translate (9.12cm 13.645cm)">
            <draw:text-box>
              <text:p text:style-name="P1"><text:span text:style-name="T2">C</text:span></text:p>
            </draw:text-box>
          </draw:frame>
          <draw:path draw:style-name="gr7" draw:text-style-name="P4" draw:layer="layout" svg:width="1.061cm" svg:height="0.188cm" draw:transform="skewX (-1.24337255912076) rotate (0.105592419745657) translate (11.0710416666667cm 16.1287916666666cm)" svg:viewBox="0 0 1062 189" svg:d="M1062 189c-150-16-305-37-399-74s-296-37-471-48l-120-33-72-34">
            <text:p/>
          </draw:path>
          <draw:path draw:style-name="gr7" draw:text-style-name="P4" draw:layer="layout" svg:width="2.65cm" svg:height="0.95cm" draw:transform="skewX (-0.0019198621771937) rotate (2.54748257621092) translate (11.0992638888889cm 16.0688194444445cm)" svg:viewBox="0 0 2651 951" svg:d="M0 0c222 0 360 109 540 178s330 161 513 208c201 46 321 177 533 212 185 25 338 136 525 203 161 62 339 120 524 134l16 16">
            <text:p/>
          </draw:path>
          <draw:path draw:style-name="gr8" draw:text-style-name="P4" draw:layer="layout" svg:width="3.985cm" svg:height="0.087cm" draw:transform="skewX (-0.0204203522483336) rotate (2.53055288246658) translate (12.6973472222444cm 16.1093888888569cm)" svg:viewBox="0 0 3986 88" svg:d="M0 51c178-9 355 21 543-5s337-37 521-41 358 2 536-5c192 49 395 44 561 46s358-2 534-9 353 25 526 7 344 71 531 35l174-21 60-17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333" draw:display-name="Dashed (var) 4333" draw:style="rect" draw:dots1="1" draw:dots1-length="0.002cm" draw:dots2="1" draw:dots2-length="0.002cm" draw:distance="0.002cm"/>
    <draw:stroke-dash draw:name="Dashed_20__28_var_29__20_4334" draw:display-name="Dashed (var) 4334" draw:style="rect" draw:dots1="1" draw:dots1-length="0.002cm" draw:dots2="1" draw:dots2-length="0.002cm" draw:distance="0.002cm"/>
    <draw:stroke-dash draw:name="Dashed_20__28_var_29__20_4335" draw:display-name="Dashed (var) 4335" draw:style="rect" draw:dots1="1" draw:dots1-length="0.002cm" draw:dots2="1" draw:dots2-length="0.002cm" draw:distance="0.002cm"/>
    <draw:stroke-dash draw:name="Dashed_20__28_var_29__20_4336" draw:display-name="Dashed (var) 4336" draw:style="rect" draw:dots1="1" draw:dots1-length="0.002cm" draw:dots2="1" draw:dots2-length="0.002cm" draw:distance="0.002cm"/>
    <draw:stroke-dash draw:name="Dashed_20__28_var_29__20_4337" draw:display-name="Dashed (var) 4337" draw:style="rect" draw:dots1="1" draw:dots1-length="0.002cm" draw:dots2="1" draw:dots2-length="0.002cm" draw:distance="0.002cm"/>
    <draw:stroke-dash draw:name="Dashed_20__28_var_29__20_4338" draw:display-name="Dashed (var) 4338" draw:style="rect" draw:dots1="1" draw:dots1-length="0.002cm" draw:dots2="1" draw:dots2-length="0.002cm" draw:distance="0.0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2:46:50.654873908</meta:creation-date>
    <dc:date>2018-02-26T12:47:23.076297597</dc:date>
    <meta:editing-duration>PT32S</meta:editing-duration>
    <meta:editing-cycles>1</meta:editing-cycles>
    <meta:document-statistic meta:object-count="10"/>
    <meta:generator>LibreOffice/6.0.0.3$MacOSX_X86_64 LibreOffice_project/64a0f66915f38c6217de274f0aa8e15618924765</meta:generator>
  </office:meta>
</office:document-meta>
</file>